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bf68" officeooo:paragraph-rsid="001abf68"/>
    </style:style>
    <style:style style:name="P2" style:family="paragraph" style:parent-style-name="Standard">
      <style:text-properties officeooo:rsid="001c82b3" officeooo:paragraph-rsid="001c82b3"/>
    </style:style>
    <style:style style:name="T1" style:family="text">
      <style:text-properties officeooo:rsid="001c82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ificar comunicação com servidor</text:p>
      <text:p text:style-name="P1"/>
      <text:p text:style-name="P1">Salvar, Validar, Assinar, Transmitr;</text:p>
      <text:p text:style-name="P1"><text:tab/>Nota duplicata</text:p>
      <text:p text:style-name="P1"><text:tab/>NCM duplciado</text:p>
      <text:p text:style-name="P1"><text:tab/>Soma dos produtos diferente do valor tributado <text:span text:style-name="T1">(valor Unidade Comp e Valor Unid Trab)</text:span>;</text:p>
      <text:p text:style-name="P1"/>
      <text:p text:style-name="P2">Cadastro de clientes;</text:p>
      <text:p text:style-name="P2"><text:tab/>Inscrição Muncipal</text:p>
      <text:p text:style-name="P2"><text:tab/>Limite de credito para cada compra;</text:p>
      <text:p text:style-name="P2"/>
      <text:p text:style-name="P2">Cadastro do produto</text:p>
      <text:p text:style-name="P2"><text:tab/>Solicitar quantidade mínima;</text:p>
      <text:p text:style-name="P2"><text:tab/>Informar quando a quantidade ultrapassar o limite;</text:p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6:55:51.978000000</meta:creation-date>
    <dc:date>2016-03-10T17:14:08.508000000</dc:date>
    <meta:editing-duration>PT8M6S</meta:editing-duration>
    <meta:editing-cycles>1</meta:editing-cycles>
    <meta:document-statistic meta:table-count="0" meta:image-count="0" meta:object-count="0" meta:page-count="1" meta:paragraph-count="12" meta:word-count="50" meta:character-count="362" meta:non-whitespace-character-count="315"/>
    <meta:generator>LibreOffice/5.1.0.3$Windows_x86 LibreOffice_project/5e3e00a007d9b3b6efb6797a8b8e57b51ab1f737</meta:generator>
  </office:meta>
</office:document-meta>
</file>